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3221" officeooo:paragraph-rsid="00073221"/>
    </style:style>
    <style:style style:name="P2" style:family="paragraph" style:parent-style-name="Standard">
      <style:text-properties officeooo:rsid="00073221" officeooo:paragraph-rsid="000dde71"/>
    </style:style>
    <style:style style:name="P3" style:family="paragraph" style:parent-style-name="Standard">
      <style:text-properties officeooo:paragraph-rsid="00073221"/>
    </style:style>
    <style:style style:name="P4" style:family="paragraph" style:parent-style-name="Standard">
      <style:text-properties officeooo:rsid="0008a7e1" officeooo:paragraph-rsid="0008a7e1"/>
    </style:style>
    <style:style style:name="P5" style:family="paragraph" style:parent-style-name="Standard">
      <style:text-properties officeooo:rsid="0009a111" officeooo:paragraph-rsid="0009a111"/>
    </style:style>
    <style:style style:name="P6" style:family="paragraph" style:parent-style-name="Standard">
      <style:text-properties officeooo:rsid="000b8c6a" officeooo:paragraph-rsid="000b8c6a"/>
    </style:style>
    <style:style style:name="P7" style:family="paragraph" style:parent-style-name="Standard">
      <style:text-properties officeooo:paragraph-rsid="000dde71"/>
    </style:style>
    <style:style style:name="P8" style:family="paragraph" style:parent-style-name="Standard">
      <style:text-properties fo:font-weight="bold" officeooo:rsid="00073221" officeooo:paragraph-rsid="000dde71" style:font-weight-asian="bold" style:font-weight-complex="bold"/>
    </style:style>
    <style:style style:name="P9" style:family="paragraph" style:parent-style-name="Standard">
      <style:text-properties fo:font-weight="bold" officeooo:paragraph-rsid="000dde71" style:font-weight-asian="bold" style:font-weight-complex="bold"/>
    </style:style>
    <style:style style:name="P10" style:family="paragraph" style:parent-style-name="Standard">
      <style:text-properties fo:font-weight="bold" officeooo:rsid="000dde71" officeooo:paragraph-rsid="000dde71" style:font-weight-asian="bold" style:font-weight-complex="bold"/>
    </style:style>
    <style:style style:name="P11" style:family="paragraph" style:parent-style-name="Standard">
      <style:paragraph-properties fo:text-align="center" style:justify-single-word="false"/>
      <style:text-properties fo:font-size="15pt" style:text-underline-style="solid" style:text-underline-width="auto" style:text-underline-color="font-color" officeooo:rsid="00073221" officeooo:paragraph-rsid="00073221" style:font-size-asian="15pt" style:font-size-complex="15pt"/>
    </style:style>
    <style:style style:name="T1" style:family="text">
      <style:text-properties officeooo:rsid="00073221"/>
    </style:style>
    <style:style style:name="T2" style:family="text">
      <style:text-properties officeooo:rsid="0008a7e1"/>
    </style:style>
    <style:style style:name="T3" style:family="text">
      <style:text-properties officeooo:rsid="000b8c6a"/>
    </style:style>
    <style:style style:name="T4" style:family="text">
      <style:text-properties officeooo:rsid="000c1195"/>
    </style:style>
    <style:style style:name="T5" style:family="text">
      <style:text-properties officeooo:rsid="000dde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2science student project</text:p>
      <text:p text:style-name="P1"/>
      <text:p text:style-name="P11">Weather Data Dashboard</text:p>
      <text:p text:style-name="P1"/>
      <text:p text:style-name="P8">AIM</text:p>
      <text:p text:style-name="P2"/>
      <text:p text:style-name="P2">Make weather data from the MIDAS-open dataset (provided for free by MetOffice and available from NERC data catalogue) accessible by non-technical users. </text:p>
      <text:p text:style-name="P1"/>
      <text:p text:style-name="P9"><text:span text:style-name="T1">BACKGROUND</text:span></text:p>
      <text:p text:style-name="P7"/>
      <text:p text:style-name="P7"><text:span text:style-name="T1">MIDAS-open contains meteorological observations from land surface stations in the UK from 1853 - present. <text:s/>Currently the data can be downloaded from the NERC data catalogue however it is difficult to search for and requires additional knowledge of the data for it to be plotted and interpreted by a user. The NERC Digital Solutions project currently running with several RSEs from the team working on it, was used as inspiration for this weather dashboard. Digital Solutions aims to make the whole NERC data catalogue accessible by non-technical users by improving </text:span><text:span text:style-name="T2">searchability</text:span><text:span text:style-name="T1"> of the data as well as providing tools to interpret and use the data. </text:span><text:span text:style-name="T2">The design and development of a weather data dashboard for the MIDAS-open dataset is an example of a tool the Digital Solutions project would deliver. </text:span></text:p>
      <text:p text:style-name="P3"/>
      <text:p text:style-name="P10">DEVELOPMENT WORK OUTLINE</text:p>
      <text:p text:style-name="P4"/>
      <text:p text:style-name="P4">1. Discuss the current user journey of accessing the data. Eg directory structure is convoluted making it difficult to select data based on geographical location of weather stations, it is not possible to preview the data – you don’t know the quality of the data before it is downloaded.</text:p>
      <text:p text:style-name="P5">2. Discuss possible solutions to the issues raised in the previous questions. Ideas: display weather stations on a map so that data can be selected by geographic location rather than station name, preview function that plots the data from a selected station/variable. <text:span text:style-name="T5">This could also include doing research on existing dashboard designs as well as existing ways to display weather data (</text:span><text:a xlink:type="simple" xlink:href="https://github.com/bokeh/bokeh/tree/branch-3.0/examples/app/weather" text:style-name="Internet_20_link" text:visited-style-name="Visited_20_Internet_20_Link"><text:span text:style-name="T5">https://github.com/bokeh/bokeh/tree/branch-3.0/examples/app/weather</text:span></text:a><text:span text:style-name="T5">, http://www.cas.manchester.ac.uk/restools/whitworth/data/)</text:span></text:p>
      <text:p text:style-name="P5">3. Compile a list of requirements for the dashboard. Eg display data from a station, display locations of stations, allow comparison between different stations/time periods,</text:p>
      <text:p text:style-name="P5">4. Draw a mock-up of the dashboard <text:span text:style-name="T3">eg map displaying locations of the weather stations, graph displaying data from a station selected from the map or a drop-down list of stations, feature to allow plotting of multiple stations or time periods of data on the same graph or multiple graphs </text:span></text:p>
      <text:p text:style-name="P5">5. Split the dashboard design into stages of work, and prioritise them based on a minimal viable project and then additional features to be done if time allows.</text:p>
      <text:p text:style-name="P5">6. <text:span text:style-name="T3">Start dev work on the stages in order they were assigned above.</text:span></text:p>
      <text:p text:style-name="P6">7. Schedule meetings to discuss current issues/bugs. Write out a list of ‘tickets’ - pieces of dev work to be completed, and discuss how long each ticket would take to do and if the tickets are ‘necessary’, ‘nice to have’ or ‘don’t need’. Then decide based on how long a ticket would take and it’<text:span text:style-name="T4">s</text:span> priority what order to work on them. These tickets can then be divided up amongst the team or can be worked on as a group. This is designed to resemble a real life development project.</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3T15:45:35.938696924</meta:creation-date>
    <dc:date>2022-09-13T16:56:22.546708557</dc:date>
    <meta:editing-duration>PT18M35S</meta:editing-duration>
    <meta:editing-cycles>2</meta:editing-cycles>
    <meta:generator>LibreOffice/6.4.7.2$Linux_X86_64 LibreOffice_project/40$Build-2</meta:generator>
    <meta:document-statistic meta:table-count="0" meta:image-count="0" meta:object-count="0" meta:page-count="1" meta:paragraph-count="14" meta:word-count="480" meta:character-count="3007" meta:non-whitespace-character-count="2536"/>
  </office:meta>
</office:document-meta>
</file>